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mpt 1: "Crie uma introdução para um eBook sobre Programação Orientada a Objetos."</text:p>
      <text:p text:style-name="Standard">Prompt 2: "Explique o conceito de encapsulamento com um exemplo em Java."</text:p>
      <text:p text:style-name="Standard">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21:33:00.382457522</meta:creation-date>
    <dc:date>2024-12-17T21:33:28.338621259</dc:date>
    <meta:editing-duration>PT29S</meta:editing-duration>
    <meta:editing-cycles>1</meta:editing-cycles>
    <meta:document-statistic meta:table-count="0" meta:image-count="0" meta:object-count="0" meta:page-count="1" meta:paragraph-count="3" meta:word-count="26" meta:character-count="160" meta:non-whitespace-character-count="137"/>
    <meta:generator>LibreOffice/24.2.6.2$Linux_X86_64 LibreOffice_project/420$Build-2</meta:generator>
  </office:meta>
</office:document-meta>
</file>